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string" calcext:value-type="string">
            <text:p>/**</text:p>
          </table:table-cell>
        </table:table-row>
        <table:table-row table:style-name="ro1">
          <table:table-cell office:value-type="string" calcext:value-type="string">
            <text:p><text:s/>* Continents and Countries MySQL Tables compiled from Wikipedia, Braintree Payments documentation</text:p>
          </table:table-cell>
        </table:table-row>
        <table:table-row table:style-name="ro1">
          <table:table-cell office:value-type="string" calcext:value-type="string">
            <text:p><text:s/>* and a couple other places I don't recall at the moment. <text:s/>This data is compatible with the Braintree</text:p>
          </table:table-cell>
        </table:table-row>
        <table:table-row table:style-name="ro1">
          <table:table-cell office:value-type="string" calcext:value-type="string">
            <text:p><text:s/>* Payment API as of Dec 2011</text:p>
          </table:table-cell>
        </table:table-row>
        <table:table-row table:style-name="ro1">
          <table:table-cell office:value-type="string" calcext:value-type="string">
            <text:p><text:s/>*</text:p>
          </table:table-cell>
        </table:table-row>
        <table:table-row table:style-name="ro1">
          <table:table-cell office:value-type="string" calcext:value-type="string">
            <text:p><text:s/>* Compiled by Steve Kamerman, 2011</text:p>
          </table:table-cell>
        </table:table-row>
        <table:table-row table:style-name="ro1">
          <table:table-cell office:value-type="string" calcext:value-type="string">
            <text:p><text:s/>*/</text:p>
          </table:table-cell>
        </table:table-row>
        <table:table-row table:style-name="ro1">
          <table:table-cell office:value-type="string" calcext:value-type="string">
            <text:p>SET FOREIGN_KEY_CHECKS=0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- ----------------------------</text:p>
          </table:table-cell>
        </table:table-row>
        <table:table-row table:style-name="ro1">
          <table:table-cell office:value-type="string" calcext:value-type="string">
            <text:p>-- Table structure for `continents`</text:p>
          </table:table-cell>
        </table:table-row>
        <table:table-row table:style-name="ro1">
          <table:table-cell office:value-type="string" calcext:value-type="string">
            <text:p>-- ----------------------------</text:p>
          </table:table-cell>
        </table:table-row>
        <table:table-row table:style-name="ro1">
          <table:table-cell office:value-type="string" calcext:value-type="string">
            <text:p>DROP TABLE IF EXISTS `continents`;</text:p>
          </table:table-cell>
        </table:table-row>
        <table:table-row table:style-name="ro1">
          <table:table-cell office:value-type="string" calcext:value-type="string">
            <text:p>CREATE TABLE `continents` (</text:p>
          </table:table-cell>
        </table:table-row>
        <table:table-row table:style-name="ro1">
          <table:table-cell office:value-type="string" calcext:value-type="string">
            <text:p><text:s text:c="2"/>`code` char(2) NOT NULL COMMENT 'Continent code',</text:p>
          </table:table-cell>
        </table:table-row>
        <table:table-row table:style-name="ro1">
          <table:table-cell office:value-type="string" calcext:value-type="string">
            <text:p><text:s text:c="2"/>`name` varchar(255) DEFAULT NULL,</text:p>
          </table:table-cell>
        </table:table-row>
        <table:table-row table:style-name="ro1">
          <table:table-cell office:value-type="string" calcext:value-type="string">
            <text:p><text:s text:c="2"/>PRIMARY KEY (`code`)</text:p>
          </table:table-cell>
        </table:table-row>
        <table:table-row table:style-name="ro1">
          <table:table-cell office:value-type="string" calcext:value-type="string">
            <text:p>) ENGINE=InnoDB DEFAULT CHARSET=utf8 ROW_FORMAT=COMPAC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- ----------------------------</text:p>
          </table:table-cell>
        </table:table-row>
        <table:table-row table:style-name="ro1">
          <table:table-cell office:value-type="string" calcext:value-type="string">
            <text:p>-- Records of continents</text:p>
          </table:table-cell>
        </table:table-row>
        <table:table-row table:style-name="ro1">
          <table:table-cell office:value-type="string" calcext:value-type="string">
            <text:p>-- ----------------------------</text:p>
          </table:table-cell>
        </table:table-row>
        <table:table-row table:style-name="ro1">
          <table:table-cell office:value-type="string" calcext:value-type="string">
            <text:p>INSERT INTO `continents` VALUES ('AF', 'Africa');</text:p>
          </table:table-cell>
        </table:table-row>
        <table:table-row table:style-name="ro1">
          <table:table-cell office:value-type="string" calcext:value-type="string">
            <text:p>INSERT INTO `continents` VALUES ('AN', 'Antarctica');</text:p>
          </table:table-cell>
        </table:table-row>
        <table:table-row table:style-name="ro1">
          <table:table-cell office:value-type="string" calcext:value-type="string">
            <text:p>INSERT INTO `continents` VALUES ('AS', 'Asia');</text:p>
          </table:table-cell>
        </table:table-row>
        <table:table-row table:style-name="ro1">
          <table:table-cell office:value-type="string" calcext:value-type="string">
            <text:p>INSERT INTO `continents` VALUES ('EU', 'Europe');</text:p>
          </table:table-cell>
        </table:table-row>
        <table:table-row table:style-name="ro1">
          <table:table-cell office:value-type="string" calcext:value-type="string">
            <text:p>INSERT INTO `continents` VALUES ('NA', 'North America');</text:p>
          </table:table-cell>
        </table:table-row>
        <table:table-row table:style-name="ro1">
          <table:table-cell office:value-type="string" calcext:value-type="string">
            <text:p>INSERT INTO `continents` VALUES ('OC', 'Oceania');</text:p>
          </table:table-cell>
        </table:table-row>
        <table:table-row table:style-name="ro1">
          <table:table-cell office:value-type="string" calcext:value-type="string">
            <text:p>INSERT INTO `continents` VALUES ('SA', 'South America'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ROP TABLE IF EXISTS `countries`;</text:p>
          </table:table-cell>
        </table:table-row>
        <table:table-row table:style-name="ro1">
          <table:table-cell office:value-type="string" calcext:value-type="string">
            <text:p>CREATE TABLE `countries` (</text:p>
          </table:table-cell>
        </table:table-row>
        <table:table-row table:style-name="ro1">
          <table:table-cell office:value-type="string" calcext:value-type="string">
            <text:p><text:s text:c="2"/>`country_id` int(11) NOT NULL AUTO_INCREMENT,</text:p>
          </table:table-cell>
        </table:table-row>
        <table:table-row table:style-name="ro1">
          <table:table-cell office:value-type="string" calcext:value-type="string">
            <text:p><text:s text:c="2"/>`code` char(2) NOT NULL COMMENT 'Two-letter country code (ISO 3166-1 alpha-2)',</text:p>
          </table:table-cell>
        </table:table-row>
        <table:table-row table:style-name="ro1">
          <table:table-cell office:value-type="string" calcext:value-type="string">
            <text:p><text:s text:c="2"/>`name` varchar(64) NOT NULL COMMENT 'English country name',</text:p>
          </table:table-cell>
        </table:table-row>
        <table:table-row table:style-name="ro1">
          <table:table-cell office:value-type="string" calcext:value-type="string">
            <text:p><text:s text:c="2"/>`full_name` varchar(128) NOT NULL COMMENT 'Full English country name',</text:p>
          </table:table-cell>
        </table:table-row>
        <table:table-row table:style-name="ro1">
          <table:table-cell office:value-type="string" calcext:value-type="string">
            <text:p><text:s text:c="2"/>`iso3` char(3) NOT NULL COMMENT 'Three-letter country code (ISO 3166-1 alpha-3)',</text:p>
          </table:table-cell>
        </table:table-row>
        <table:table-row table:style-name="ro1">
          <table:table-cell office:value-type="string" calcext:value-type="string">
            <text:p><text:s text:c="2"/>`number` smallint(3) unsigned zerofill NOT NULL COMMENT 'Three-digit country number (ISO 3166-1 numeric)',</text:p>
          </table:table-cell>
        </table:table-row>
        <table:table-row table:style-name="ro1">
          <table:table-cell office:value-type="string" calcext:value-type="string">
            <text:p><text:s text:c="2"/>`continent_code` char(2) NOT NULL,</text:p>
          </table:table-cell>
        </table:table-row>
        <table:table-row table:style-name="ro1">
          <table:table-cell office:value-type="string" calcext:value-type="string">
            <text:p><text:s text:c="2"/>`display_order` int(3) NOT NULL DEFAULT '900',</text:p>
          </table:table-cell>
        </table:table-row>
        <table:table-row table:style-name="ro1">
          <table:table-cell office:value-type="string" calcext:value-type="string">
            <text:p><text:s text:c="2"/>PRIMARY KEY (`country_id`),</text:p>
          </table:table-cell>
        </table:table-row>
        <table:table-row table:style-name="ro1">
          <table:table-cell office:value-type="string" calcext:value-type="string">
            <text:p><text:s text:c="2"/>UNIQUE KEY `idx_code` (`code`) USING BTREE,</text:p>
          </table:table-cell>
        </table:table-row>
        <table:table-row table:style-name="ro1">
          <table:table-cell office:value-type="string" calcext:value-type="string">
            <text:p><text:s text:c="2"/>KEY `idx_continent_code` (`continent_code`) USING BTREE,</text:p>
          </table:table-cell>
        </table:table-row>
        <table:table-row table:style-name="ro1">
          <table:table-cell office:value-type="string" calcext:value-type="string">
            <text:p><text:s text:c="2"/>CONSTRAINT `countries_ibfk_1` FOREIGN KEY (`continent_code`) REFERENCES `continents` (`code`) ON UPDATE CASCADE</text:p>
          </table:table-cell>
        </table:table-row>
        <table:table-row table:style-name="ro1">
          <table:table-cell office:value-type="string" calcext:value-type="string">
            <text:p>) ENGINE=InnoDB AUTO_INCREMENT=247 DEFAULT CHARSET=utf8 ROW_FORMAT=COMPAC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- ----------------------------</text:p>
          </table:table-cell>
        </table:table-row>
        <table:table-row table:style-name="ro1">
          <table:table-cell office:value-type="string" calcext:value-type="string">
            <text:p>-- Records of countries</text:p>
          </table:table-cell>
        </table:table-row>
        <table:table-row table:style-name="ro1">
          <table:table-cell office:value-type="string" calcext:value-type="string">
            <text:p>-- ----------------------------</text:p>
          </table:table-cell>
        </table:table-row>
        <table:table-row table:style-name="ro1">
          <table:table-cell office:value-type="string" calcext:value-type="string">
            <text:p>INSERT INTO `countries` VALUES ('1', 'AD', 'Andorra', 'Principality of Andorra', 'AND', '020', 'EU', '7');</text:p>
          </table:table-cell>
        </table:table-row>
        <table:table-row table:style-name="ro1">
          <table:table-cell office:value-type="string" calcext:value-type="string">
            <text:p>INSERT INTO `countries` VALUES ('2', 'AE', 'United Arab Emirates', 'United Arab Emirates', 'ARE', '784', 'AS', '232');</text:p>
          </table:table-cell>
        </table:table-row>
        <table:table-row table:style-name="ro1">
          <table:table-cell office:value-type="string" calcext:value-type="string">
            <text:p>INSERT INTO `countries` VALUES ('3', 'AF', 'Afghanistan', 'Islamic Republic of Afghanistan', 'AFG', '004', 'AS', '3');</text:p>
          </table:table-cell>
        </table:table-row>
        <table:table-row table:style-name="ro1">
          <table:table-cell office:value-type="string" calcext:value-type="string">
            <text:p>INSERT INTO `countries` VALUES ('4', 'AG', 'Antigua and Barbuda', 'Antigua and Barbuda', 'ATG', '028', 'NA', '11');</text:p>
          </table:table-cell>
        </table:table-row>
        <table:table-row table:style-name="ro1">
          <table:table-cell office:value-type="string" calcext:value-type="string">
            <text:p>INSERT INTO `countries` VALUES ('5', 'AI', 'Anguilla', 'Anguilla', 'AIA', '660', 'NA', '9');</text:p>
          </table:table-cell>
        </table:table-row>
        <table:table-row table:style-name="ro1">
          <table:table-cell office:value-type="string" calcext:value-type="string">
            <text:p>INSERT INTO `countries` VALUES ('6', 'AL', 'Albania', 'Republic of Albania', 'ALB', '008', 'EU', '4');</text:p>
          </table:table-cell>
        </table:table-row>
        <table:table-row table:style-name="ro1">
          <table:table-cell office:value-type="string" calcext:value-type="string">
            <text:p>INSERT INTO `countries` VALUES ('7', 'AM', 'Armenia', 'Republic of Armenia', 'ARM', '051', 'AS', '13');</text:p>
          </table:table-cell>
        </table:table-row>
        <table:table-row table:style-name="ro1">
          <table:table-cell office:value-type="string" calcext:value-type="string">
            <text:p>INSERT INTO `countries` VALUES ('8', 'AN', 'Netherlands Antilles', 'Netherlands Antilles', 'ANT', '530', 'NA', '157');</text:p>
          </table:table-cell>
        </table:table-row>
        <table:table-row table:style-name="ro1">
          <table:table-cell office:value-type="string" calcext:value-type="string">
            <text:p>INSERT INTO `countries` VALUES ('9', 'AO', 'Angola', 'Republic of Angola', 'AGO', '024', 'AF', '8');</text:p>
          </table:table-cell>
        </table:table-row>
        <table:table-row table:style-name="ro1">
          <table:table-cell office:value-type="string" calcext:value-type="string">
            <text:p>INSERT INTO `countries` VALUES ('10', 'AQ', 'Antarctica', 'Antarctica (the territory South of 60 deg S)', 'ATA', '010', 'AN', '10');</text:p>
          </table:table-cell>
        </table:table-row>
        <table:table-row table:style-name="ro1">
          <table:table-cell office:value-type="string" calcext:value-type="string">
            <text:p>INSERT INTO `countries` VALUES ('11', 'AR', 'Argentina', 'Argentine Republic', 'ARG', '032', 'SA', '12');</text:p>
          </table:table-cell>
        </table:table-row>
        <table:table-row table:style-name="ro1">
          <table:table-cell office:value-type="string" calcext:value-type="string">
            <text:p>INSERT INTO `countries` VALUES ('12', 'AS', 'American Samoa', 'American Samoa', 'ASM', '016', 'OC', '6');</text:p>
          </table:table-cell>
        </table:table-row>
        <table:table-row table:style-name="ro1">
          <table:table-cell office:value-type="string" calcext:value-type="string">
            <text:p>INSERT INTO `countries` VALUES ('13', 'AT', 'Austria', 'Republic of Austria', 'AUT', '040', 'EU', '16');</text:p>
          </table:table-cell>
        </table:table-row>
        <table:table-row table:style-name="ro1">
          <table:table-cell office:value-type="string" calcext:value-type="string">
            <text:p>INSERT INTO `countries` VALUES ('14', 'AU', 'Australia', 'Commonwealth of Australia', 'AUS', '036', 'OC', '15');</text:p>
          </table:table-cell>
        </table:table-row>
        <table:table-row table:style-name="ro1">
          <table:table-cell office:value-type="string" calcext:value-type="string">
            <text:p>INSERT INTO `countries` VALUES ('15', 'AW', 'Aruba', 'Aruba', 'ABW', '533', 'NA', '14');</text:p>
          </table:table-cell>
        </table:table-row>
        <table:table-row table:style-name="ro1">
          <table:table-cell office:value-type="string" calcext:value-type="string">
            <text:p>INSERT INTO `countries` VALUES ('16', 'AX', 'Åland', 'Åland Islands', 'ALA', '248', 'EU', '246');</text:p>
          </table:table-cell>
        </table:table-row>
        <table:table-row table:style-name="ro1">
          <table:table-cell office:value-type="string" calcext:value-type="string">
            <text:p>INSERT INTO `countries` VALUES ('17', 'AZ', 'Azerbaijan', 'Republic of Azerbaijan', 'AZE', '031', 'AS', '17');</text:p>
          </table:table-cell>
        </table:table-row>
        <table:table-row table:style-name="ro1">
          <table:table-cell office:value-type="string" calcext:value-type="string">
            <text:p>INSERT INTO `countries` VALUES ('18', 'BA', 'Bosnia and Herzegovina', 'Bosnia and Herzegovina', 'BIH', '070', 'EU', '29');</text:p>
          </table:table-cell>
        </table:table-row>
        <table:table-row table:style-name="ro1">
          <table:table-cell office:value-type="string" calcext:value-type="string">
            <text:p>INSERT INTO `countries` VALUES ('19', 'BB', 'Barbados', 'Barbados', 'BRB', '052', 'NA', '21');</text:p>
          </table:table-cell>
        </table:table-row>
        <table:table-row table:style-name="ro1">
          <table:table-cell office:value-type="string" calcext:value-type="string">
            <text:p>INSERT INTO `countries` VALUES ('20', 'BD', 'Bangladesh', 'People\'s Republic of Bangladesh', 'BGD', '050', 'AS', '20');</text:p>
          </table:table-cell>
        </table:table-row>
        <table:table-row table:style-name="ro1">
          <table:table-cell office:value-type="string" calcext:value-type="string">
            <text:p>INSERT INTO `countries` VALUES ('21', 'BE', 'Belgium', 'Kingdom of Belgium', 'BEL', '056', 'EU', '23');</text:p>
          </table:table-cell>
        </table:table-row>
        <table:table-row table:style-name="ro1">
          <table:table-cell office:value-type="string" calcext:value-type="string">
            <text:p>INSERT INTO `countries` VALUES ('22', 'BF', 'Burkina Faso', 'Burkina Faso', 'BFA', '854', 'AF', '37');</text:p>
          </table:table-cell>
        </table:table-row>
        <table:table-row table:style-name="ro1">
          <table:table-cell office:value-type="string" calcext:value-type="string">
            <text:p>INSERT INTO `countries` VALUES ('23', 'BG', 'Bulgaria', 'Republic of Bulgaria', 'BGR', '100', 'EU', '36');</text:p>
          </table:table-cell>
        </table:table-row>
        <table:table-row table:style-name="ro1">
          <table:table-cell office:value-type="string" calcext:value-type="string">
            <text:p>INSERT INTO `countries` VALUES ('24', 'BH', 'Bahrain', 'Kingdom of Bahrain', 'BHR', '048', 'AS', '19');</text:p>
          </table:table-cell>
        </table:table-row>
        <table:table-row table:style-name="ro1">
          <table:table-cell office:value-type="string" calcext:value-type="string">
            <text:p>INSERT INTO `countries` VALUES ('25', 'BI', 'Burundi', 'Republic of Burundi', 'BDI', '108', 'AF', '38');</text:p>
          </table:table-cell>
        </table:table-row>
        <table:table-row table:style-name="ro1">
          <table:table-cell office:value-type="string" calcext:value-type="string">
            <text:p>INSERT INTO `countries` VALUES ('26', 'BJ', 'Benin', 'Republic of Benin', 'BEN', '204', 'AF', '25');</text:p>
          </table:table-cell>
        </table:table-row>
        <table:table-row table:style-name="ro1">
          <table:table-cell office:value-type="string" calcext:value-type="string">
            <text:p>INSERT INTO `countries` VALUES ('27', 'BL', 'Saint Barthélemy', 'Saint Barthelemy', 'BLM', '652', 'NA', '185');</text:p>
          </table:table-cell>
        </table:table-row>
        <table:table-row table:style-name="ro1">
          <table:table-cell office:value-type="string" calcext:value-type="string">
            <text:p>INSERT INTO `countries` VALUES ('28', 'BM', 'Bermuda', 'Bermuda', 'BMU', '060', 'NA', '26');</text:p>
          </table:table-cell>
        </table:table-row>
        <table:table-row table:style-name="ro1">
          <table:table-cell office:value-type="string" calcext:value-type="string">
            <text:p>INSERT INTO `countries` VALUES ('29', 'BN', 'Brunei Darussalam', 'Brunei Darussalam', 'BRN', '096', 'AS', '35');</text:p>
          </table:table-cell>
        </table:table-row>
        <table:table-row table:style-name="ro1">
          <table:table-cell office:value-type="string" calcext:value-type="string">
            <text:p>INSERT INTO `countries` VALUES ('30', 'BO', 'Bolivia', 'Republic of Bolivia', 'BOL', '068', 'SA', '28');</text:p>
          </table:table-cell>
        </table:table-row>
        <table:table-row table:style-name="ro1">
          <table:table-cell office:value-type="string" calcext:value-type="string">
            <text:p>INSERT INTO `countries` VALUES ('31', 'BR', 'Brazil', 'Federative Republic of Brazil', 'BRA', '076', 'SA', '32');</text:p>
          </table:table-cell>
        </table:table-row>
        <table:table-row table:style-name="ro1">
          <table:table-cell office:value-type="string" calcext:value-type="string">
            <text:p>INSERT INTO `countries` VALUES ('32', 'BS', 'Bahamas', 'Commonwealth of the Bahamas', 'BHS', '044', 'NA', '18');</text:p>
          </table:table-cell>
        </table:table-row>
        <table:table-row table:style-name="ro1">
          <table:table-cell office:value-type="string" calcext:value-type="string">
            <text:p>INSERT INTO `countries` VALUES ('33', 'BT', 'Bhutan', 'Kingdom of Bhutan', 'BTN', '064', 'AS', '27');</text:p>
          </table:table-cell>
        </table:table-row>
        <table:table-row table:style-name="ro1">
          <table:table-cell office:value-type="string" calcext:value-type="string">
            <text:p>INSERT INTO `countries` VALUES ('34', 'BV', 'Bouvet Island', 'Bouvet Island (Bouvetoya)', 'BVT', '074', 'AN', '31');</text:p>
          </table:table-cell>
        </table:table-row>
        <table:table-row table:style-name="ro1">
          <table:table-cell office:value-type="string" calcext:value-type="string">
            <text:p>INSERT INTO `countries` VALUES ('35', 'BW', 'Botswana', 'Republic of Botswana', 'BWA', '072', 'AF', '30');</text:p>
          </table:table-cell>
        </table:table-row>
        <table:table-row table:style-name="ro1">
          <table:table-cell office:value-type="string" calcext:value-type="string">
            <text:p>INSERT INTO `countries` VALUES ('36', 'BY', 'Belarus', 'Republic of Belarus', 'BLR', '112', 'EU', '22');</text:p>
          </table:table-cell>
        </table:table-row>
        <table:table-row table:style-name="ro1">
          <table:table-cell office:value-type="string" calcext:value-type="string">
            <text:p>INSERT INTO `countries` VALUES ('37', 'BZ', 'Belize', 'Belize', 'BLZ', '084', 'NA', '24');</text:p>
          </table:table-cell>
        </table:table-row>
        <table:table-row table:style-name="ro1">
          <table:table-cell office:value-type="string" calcext:value-type="string">
            <text:p>INSERT INTO `countries` VALUES ('38', 'CA', 'Canada', 'Canada', 'CAN', '124', 'NA', '2');</text:p>
          </table:table-cell>
        </table:table-row>
        <table:table-row table:style-name="ro1">
          <table:table-cell office:value-type="string" calcext:value-type="string">
            <text:p>INSERT INTO `countries` VALUES ('39', 'CC', 'Cocos (Keeling) Islands', 'Cocos (Keeling) Islands', 'CCK', '166', 'AS', '48');</text:p>
          </table:table-cell>
        </table:table-row>
        <table:table-row table:style-name="ro1">
          <table:table-cell office:value-type="string" calcext:value-type="string">
            <text:p>INSERT INTO `countries` VALUES ('40', 'CD', 'Congo (Kinshasa)', 'Democratic Republic of the Congo', 'COD', '180', 'AF', '51');</text:p>
          </table:table-cell>
        </table:table-row>
        <table:table-row table:style-name="ro1">
          <table:table-cell office:value-type="string" calcext:value-type="string">
            <text:p>INSERT INTO `countries` VALUES ('41', 'CF', 'Central African Republic', 'Central African Republic', 'CAF', '140', 'AF', '43');</text:p>
          </table:table-cell>
        </table:table-row>
        <table:table-row table:style-name="ro1">
          <table:table-cell office:value-type="string" calcext:value-type="string">
            <text:p>INSERT INTO `countries` VALUES ('42', 'CG', 'Congo (Brazzaville)', 'Republic of the Congo', 'COG', '178', 'AF', '52');</text:p>
          </table:table-cell>
        </table:table-row>
        <table:table-row table:style-name="ro1">
          <table:table-cell office:value-type="string" calcext:value-type="string">
            <text:p>INSERT INTO `countries` VALUES ('43', 'CH', 'Switzerland', 'Swiss Confederation', 'CHE', '756', 'EU', '214');</text:p>
          </table:table-cell>
        </table:table-row>
        <table:table-row table:style-name="ro1">
          <table:table-cell office:value-type="string" calcext:value-type="string">
            <text:p>INSERT INTO `countries` VALUES ('44', 'CI', 'Côte d\'Ivoire', 'Republic of Cote d\'Ivoire', 'CIV', '384', 'AF', '55');</text:p>
          </table:table-cell>
        </table:table-row>
        <table:table-row table:style-name="ro1">
          <table:table-cell office:value-type="string" calcext:value-type="string">
            <text:p>INSERT INTO `countries` VALUES ('45', 'CK', 'Cook Islands', 'Cook Islands', 'COK', '184', 'OC', '53');</text:p>
          </table:table-cell>
        </table:table-row>
        <table:table-row table:style-name="ro1">
          <table:table-cell office:value-type="string" calcext:value-type="string">
            <text:p>INSERT INTO `countries` VALUES ('46', 'CL', 'Chile', 'Republic of Chile', 'CHL', '152', 'SA', '45');</text:p>
          </table:table-cell>
        </table:table-row>
        <table:table-row table:style-name="ro1">
          <table:table-cell office:value-type="string" calcext:value-type="string">
            <text:p>INSERT INTO `countries` VALUES ('47', 'CM', 'Cameroon', 'Republic of Cameroon', 'CMR', '120', 'AF', '40');</text:p>
          </table:table-cell>
        </table:table-row>
        <table:table-row table:style-name="ro1">
          <table:table-cell office:value-type="string" calcext:value-type="string">
            <text:p>INSERT INTO `countries` VALUES ('48', 'CN', 'China', 'People\'s Republic of China', 'CHN', '156', 'AS', '46');</text:p>
          </table:table-cell>
        </table:table-row>
        <table:table-row table:style-name="ro1">
          <table:table-cell office:value-type="string" calcext:value-type="string">
            <text:p>INSERT INTO `countries` VALUES ('49', 'CO', 'Colombia', 'Republic of Colombia', 'COL', '170', 'SA', '49');</text:p>
          </table:table-cell>
        </table:table-row>
        <table:table-row table:style-name="ro1">
          <table:table-cell office:value-type="string" calcext:value-type="string">
            <text:p>INSERT INTO `countries` VALUES ('50', 'CR', 'Costa Rica', 'Republic of Costa Rica', 'CRI', '188', 'NA', '54');</text:p>
          </table:table-cell>
        </table:table-row>
        <table:table-row table:style-name="ro1">
          <table:table-cell office:value-type="string" calcext:value-type="string">
            <text:p>INSERT INTO `countries` VALUES ('51', 'CU', 'Cuba', 'Republic of Cuba', 'CUB', '192', 'NA', '57');</text:p>
          </table:table-cell>
        </table:table-row>
        <table:table-row table:style-name="ro1">
          <table:table-cell office:value-type="string" calcext:value-type="string">
            <text:p>INSERT INTO `countries` VALUES ('52', 'CV', 'Cape Verde', 'Republic of Cape Verde', 'CPV', '132', 'AF', '41');</text:p>
          </table:table-cell>
        </table:table-row>
        <table:table-row table:style-name="ro1">
          <table:table-cell office:value-type="string" calcext:value-type="string">
            <text:p>INSERT INTO `countries` VALUES ('53', 'CX', 'Christmas Island', 'Christmas Island', 'CXR', '162', 'AS', '47');</text:p>
          </table:table-cell>
        </table:table-row>
        <table:table-row table:style-name="ro1">
          <table:table-cell office:value-type="string" calcext:value-type="string">
            <text:p>INSERT INTO `countries` VALUES ('54', 'CY', 'Cyprus', 'Republic of Cyprus', 'CYP', '196', 'AS', '58');</text:p>
          </table:table-cell>
        </table:table-row>
        <table:table-row table:style-name="ro1">
          <table:table-cell office:value-type="string" calcext:value-type="string">
            <text:p>INSERT INTO `countries` VALUES ('55', 'CZ', 'Czech Republic', 'Czech Republic', 'CZE', '203', 'EU', '59');</text:p>
          </table:table-cell>
        </table:table-row>
        <table:table-row table:style-name="ro1">
          <table:table-cell office:value-type="string" calcext:value-type="string">
            <text:p>INSERT INTO `countries` VALUES ('56', 'DE', 'Germany', 'Federal Republic of Germany', 'DEU', '276', 'EU', '82');</text:p>
          </table:table-cell>
        </table:table-row>
        <table:table-row table:style-name="ro1">
          <table:table-cell office:value-type="string" calcext:value-type="string">
            <text:p>INSERT INTO `countries` VALUES ('57', 'DJ', 'Djibouti', 'Republic of Djibouti', 'DJI', '262', 'AF', '61');</text:p>
          </table:table-cell>
        </table:table-row>
        <table:table-row table:style-name="ro1">
          <table:table-cell office:value-type="string" calcext:value-type="string">
            <text:p>INSERT INTO `countries` VALUES ('58', 'DK', 'Denmark', 'Kingdom of Denmark', 'DNK', '208', 'EU', '60');</text:p>
          </table:table-cell>
        </table:table-row>
        <table:table-row table:style-name="ro1">
          <table:table-cell office:value-type="string" calcext:value-type="string">
            <text:p>INSERT INTO `countries` VALUES ('59', 'DM', 'Dominica', 'Commonwealth of Dominica', 'DMA', '212', 'NA', '62');</text:p>
          </table:table-cell>
        </table:table-row>
        <table:table-row table:style-name="ro1">
          <table:table-cell office:value-type="string" calcext:value-type="string">
            <text:p>INSERT INTO `countries` VALUES ('60', 'DO', 'Dominican Republic', 'Dominican Republic', 'DOM', '214', 'NA', '63');</text:p>
          </table:table-cell>
        </table:table-row>
        <table:table-row table:style-name="ro1">
          <table:table-cell office:value-type="string" calcext:value-type="string">
            <text:p>INSERT INTO `countries` VALUES ('61', 'DZ', 'Algeria', 'People\'s Democratic Republic of Algeria', 'DZA', '012', 'AF', '5');</text:p>
          </table:table-cell>
        </table:table-row>
        <table:table-row table:style-name="ro1">
          <table:table-cell office:value-type="string" calcext:value-type="string">
            <text:p>INSERT INTO `countries` VALUES ('62', 'EC', 'Ecuador', 'Republic of Ecuador', 'ECU', '218', 'SA', '64');</text:p>
          </table:table-cell>
        </table:table-row>
        <table:table-row table:style-name="ro1">
          <table:table-cell office:value-type="string" calcext:value-type="string">
            <text:p>INSERT INTO `countries` VALUES ('63', 'EE', 'Estonia', 'Republic of Estonia', 'EST', '233', 'EU', '69');</text:p>
          </table:table-cell>
        </table:table-row>
        <table:table-row table:style-name="ro1">
          <table:table-cell office:value-type="string" calcext:value-type="string">
            <text:p>INSERT INTO `countries` VALUES ('64', 'EG', 'Egypt', 'Arab Republic of Egypt', 'EGY', '818', 'AF', '65');</text:p>
          </table:table-cell>
        </table:table-row>
        <table:table-row table:style-name="ro1">
          <table:table-cell office:value-type="string" calcext:value-type="string">
            <text:p>INSERT INTO `countries` VALUES ('65', 'EH', 'Western Sahara', 'Western Sahara', 'ESH', '732', 'AF', '242');</text:p>
          </table:table-cell>
        </table:table-row>
        <table:table-row table:style-name="ro1">
          <table:table-cell office:value-type="string" calcext:value-type="string">
            <text:p>INSERT INTO `countries` VALUES ('66', 'ER', 'Eritrea', 'State of Eritrea', 'ERI', '232', 'AF', '68');</text:p>
          </table:table-cell>
        </table:table-row>
        <table:table-row table:style-name="ro1">
          <table:table-cell office:value-type="string" calcext:value-type="string">
            <text:p>INSERT INTO `countries` VALUES ('67', 'ES', 'Spain', 'Kingdom of Spain', 'ESP', '724', 'EU', '207');</text:p>
          </table:table-cell>
        </table:table-row>
        <table:table-row table:style-name="ro1">
          <table:table-cell office:value-type="string" calcext:value-type="string">
            <text:p>INSERT INTO `countries` VALUES ('68', 'ET', 'Ethiopia', 'Federal Democratic Republic of Ethiopia', 'ETH', '231', 'AF', '70');</text:p>
          </table:table-cell>
        </table:table-row>
        <table:table-row table:style-name="ro1">
          <table:table-cell office:value-type="string" calcext:value-type="string">
            <text:p>INSERT INTO `countries` VALUES ('69', 'FI', 'Finland', 'Republic of Finland', 'FIN', '246', 'EU', '74');</text:p>
          </table:table-cell>
        </table:table-row>
        <table:table-row table:style-name="ro1">
          <table:table-cell office:value-type="string" calcext:value-type="string">
            <text:p>INSERT INTO `countries` VALUES ('70', 'FJ', 'Fiji', 'Republic of the Fiji Islands', 'FJI', '242', 'OC', '73');</text:p>
          </table:table-cell>
        </table:table-row>
        <table:table-row table:style-name="ro1">
          <table:table-cell office:value-type="string" calcext:value-type="string">
            <text:p>INSERT INTO `countries` VALUES ('71', 'FK', 'Falkland Islands', 'Falkland Islands (Malvinas)', 'FLK', '238', 'SA', '71');</text:p>
          </table:table-cell>
        </table:table-row>
        <table:table-row table:style-name="ro1">
          <table:table-cell office:value-type="string" calcext:value-type="string">
            <text:p>INSERT INTO `countries` VALUES ('72', 'FM', 'Micronesia', 'Federated States of Micronesia', 'FSM', '583', 'OC', '144');</text:p>
          </table:table-cell>
        </table:table-row>
        <table:table-row table:style-name="ro1">
          <table:table-cell office:value-type="string" calcext:value-type="string">
            <text:p>INSERT INTO `countries` VALUES ('73', 'FO', 'Faroe Islands', 'Faroe Islands', 'FRO', '234', 'EU', '72');</text:p>
          </table:table-cell>
        </table:table-row>
        <table:table-row table:style-name="ro1">
          <table:table-cell office:value-type="string" calcext:value-type="string">
            <text:p>INSERT INTO `countries` VALUES ('74', 'FR', 'France', 'French Republic', 'FRA', '250', 'EU', '75');</text:p>
          </table:table-cell>
        </table:table-row>
        <table:table-row table:style-name="ro1">
          <table:table-cell office:value-type="string" calcext:value-type="string">
            <text:p>INSERT INTO `countries` VALUES ('75', 'GA', 'Gabon', 'Gabonese Republic', 'GAB', '266', 'AF', '79');</text:p>
          </table:table-cell>
        </table:table-row>
        <table:table-row table:style-name="ro1">
          <table:table-cell office:value-type="string" calcext:value-type="string">
            <text:p>INSERT INTO `countries` VALUES ('76', 'GB', 'United Kingdom', 'United Kingdom of Great Britain &amp; Northern Ireland', 'GBR', '826', 'EU', '233');</text:p>
          </table:table-cell>
        </table:table-row>
        <table:table-row table:style-name="ro1">
          <table:table-cell office:value-type="string" calcext:value-type="string">
            <text:p>INSERT INTO `countries` VALUES ('77', 'GD', 'Grenada', 'Grenada', 'GRD', '308', 'NA', '87');</text:p>
          </table:table-cell>
        </table:table-row>
        <table:table-row table:style-name="ro1">
          <table:table-cell office:value-type="string" calcext:value-type="string">
            <text:p>INSERT INTO `countries` VALUES ('78', 'GE', 'Georgia', 'Georgia', 'GEO', '268', 'AS', '81');</text:p>
          </table:table-cell>
        </table:table-row>
        <table:table-row table:style-name="ro1">
          <table:table-cell office:value-type="string" calcext:value-type="string">
            <text:p>INSERT INTO `countries` VALUES ('79', 'GF', 'French Guiana', 'French Guiana', 'GUF', '254', 'SA', '76');</text:p>
          </table:table-cell>
        </table:table-row>
        <table:table-row table:style-name="ro1">
          <table:table-cell office:value-type="string" calcext:value-type="string">
            <text:p>INSERT INTO `countries` VALUES ('80', 'GG', 'Guernsey', 'Bailiwick of Guernsey', 'GGY', '831', 'EU', '91');</text:p>
          </table:table-cell>
        </table:table-row>
        <table:table-row table:style-name="ro1">
          <table:table-cell office:value-type="string" calcext:value-type="string">
            <text:p>INSERT INTO `countries` VALUES ('81', 'GH', 'Ghana', 'Republic of Ghana', 'GHA', '288', 'AF', '83');</text:p>
          </table:table-cell>
        </table:table-row>
        <table:table-row table:style-name="ro1">
          <table:table-cell office:value-type="string" calcext:value-type="string">
            <text:p>INSERT INTO `countries` VALUES ('82', 'GI', 'Gibraltar', 'Gibraltar', 'GIB', '292', 'EU', '84');</text:p>
          </table:table-cell>
        </table:table-row>
        <table:table-row table:style-name="ro1">
          <table:table-cell office:value-type="string" calcext:value-type="string">
            <text:p>INSERT INTO `countries` VALUES ('83', 'GL', 'Greenland', 'Greenland', 'GRL', '304', 'NA', '86');</text:p>
          </table:table-cell>
        </table:table-row>
        <table:table-row table:style-name="ro1">
          <table:table-cell office:value-type="string" calcext:value-type="string">
            <text:p>INSERT INTO `countries` VALUES ('84', 'GM', 'Gambia', 'Republic of the Gambia', 'GMB', '270', 'AF', '80');</text:p>
          </table:table-cell>
        </table:table-row>
        <table:table-row table:style-name="ro1">
          <table:table-cell office:value-type="string" calcext:value-type="string">
            <text:p>INSERT INTO `countries` VALUES ('85', 'GN', 'Guinea', 'Republic of Guinea', 'GIN', '324', 'AF', '92');</text:p>
          </table:table-cell>
        </table:table-row>
        <table:table-row table:style-name="ro1">
          <table:table-cell office:value-type="string" calcext:value-type="string">
            <text:p>INSERT INTO `countries` VALUES ('86', 'GP', 'Guadeloupe', 'Guadeloupe', 'GLP', '312', 'NA', '88');</text:p>
          </table:table-cell>
        </table:table-row>
        <table:table-row table:style-name="ro1">
          <table:table-cell office:value-type="string" calcext:value-type="string">
            <text:p>INSERT INTO `countries` VALUES ('87', 'GQ', 'Equatorial Guinea', 'Republic of Equatorial Guinea', 'GNQ', '226', 'AF', '67');</text:p>
          </table:table-cell>
        </table:table-row>
        <table:table-row table:style-name="ro1">
          <table:table-cell office:value-type="string" calcext:value-type="string">
            <text:p>INSERT INTO `countries` VALUES ('88', 'GR', 'Greece', 'Hellenic Republic Greece', 'GRC', '300', 'EU', '85');</text:p>
          </table:table-cell>
        </table:table-row>
        <table:table-row table:style-name="ro1">
          <table:table-cell office:value-type="string" calcext:value-type="string">
            <text:p>INSERT INTO `countries` VALUES ('89', 'GS', 'South Georgia and South Sandwich Islands', 'South Georgia and the South Sandwich Islands', 'SGS', '239', 'AN', '206');</text:p>
          </table:table-cell>
        </table:table-row>
        <table:table-row table:style-name="ro1">
          <table:table-cell office:value-type="string" calcext:value-type="string">
            <text:p>INSERT INTO `countries` VALUES ('90', 'GT', 'Guatemala', 'Republic of Guatemala', 'GTM', '320', 'NA', '90');</text:p>
          </table:table-cell>
        </table:table-row>
        <table:table-row table:style-name="ro1">
          <table:table-cell office:value-type="string" calcext:value-type="string">
            <text:p>INSERT INTO `countries` VALUES ('91', 'GU', 'Guam', 'Guam', 'GUM', '316', 'OC', '89');</text:p>
          </table:table-cell>
        </table:table-row>
        <table:table-row table:style-name="ro1">
          <table:table-cell office:value-type="string" calcext:value-type="string">
            <text:p>INSERT INTO `countries` VALUES ('92', 'GW', 'Guinea-Bissau', 'Republic of Guinea-Bissau', 'GNB', '624', 'AF', '93');</text:p>
          </table:table-cell>
        </table:table-row>
        <table:table-row table:style-name="ro1">
          <table:table-cell office:value-type="string" calcext:value-type="string">
            <text:p>INSERT INTO `countries` VALUES ('93', 'GY', 'Guyana', 'Co-operative Republic of Guyana', 'GUY', '328', 'SA', '94');</text:p>
          </table:table-cell>
        </table:table-row>
        <table:table-row table:style-name="ro1">
          <table:table-cell office:value-type="string" calcext:value-type="string">
            <text:p>INSERT INTO `countries` VALUES ('94', 'HK', 'Hong Kong', 'Hong Kong Special Administrative Region of China', 'HKG', '344', 'AS', '99');</text:p>
          </table:table-cell>
        </table:table-row>
        <table:table-row table:style-name="ro1">
          <table:table-cell office:value-type="string" calcext:value-type="string">
            <text:p>INSERT INTO `countries` VALUES ('95', 'HM', 'Heard and McDonald Islands', 'Heard Island and McDonald Islands', 'HMD', '334', 'AN', '96');</text:p>
          </table:table-cell>
        </table:table-row>
        <table:table-row table:style-name="ro1">
          <table:table-cell office:value-type="string" calcext:value-type="string">
            <text:p>INSERT INTO `countries` VALUES ('96', 'HN', 'Honduras', 'Republic of Honduras', 'HND', '340', 'NA', '98');</text:p>
          </table:table-cell>
        </table:table-row>
        <table:table-row table:style-name="ro1">
          <table:table-cell office:value-type="string" calcext:value-type="string">
            <text:p>INSERT INTO `countries` VALUES ('97', 'HR', 'Croatia', 'Republic of Croatia', 'HRV', '191', 'EU', '56');</text:p>
          </table:table-cell>
        </table:table-row>
        <table:table-row table:style-name="ro1">
          <table:table-cell office:value-type="string" calcext:value-type="string">
            <text:p>INSERT INTO `countries` VALUES ('98', 'HT', 'Haiti', 'Republic of Haiti', 'HTI', '332', 'NA', '95');</text:p>
          </table:table-cell>
        </table:table-row>
        <table:table-row table:style-name="ro1">
          <table:table-cell office:value-type="string" calcext:value-type="string">
            <text:p>INSERT INTO `countries` VALUES ('99', 'HU', 'Hungary', 'Republic of Hungary', 'HUN', '348', 'EU', '100');</text:p>
          </table:table-cell>
        </table:table-row>
        <table:table-row table:style-name="ro1">
          <table:table-cell office:value-type="string" calcext:value-type="string">
            <text:p>INSERT INTO `countries` VALUES ('100', 'ID', 'Indonesia', 'Republic of Indonesia', 'IDN', '360', 'AS', '103');</text:p>
          </table:table-cell>
        </table:table-row>
        <table:table-row table:style-name="ro1">
          <table:table-cell office:value-type="string" calcext:value-type="string">
            <text:p>INSERT INTO `countries` VALUES ('101', 'IE', 'Ireland', 'Ireland', 'IRL', '372', 'EU', '106');</text:p>
          </table:table-cell>
        </table:table-row>
        <table:table-row table:style-name="ro1">
          <table:table-cell office:value-type="string" calcext:value-type="string">
            <text:p>INSERT INTO `countries` VALUES ('102', 'IL', 'Israel', 'State of Israel', 'ISR', '376', 'AS', '108');</text:p>
          </table:table-cell>
        </table:table-row>
        <table:table-row table:style-name="ro1">
          <table:table-cell office:value-type="string" calcext:value-type="string">
            <text:p>INSERT INTO `countries` VALUES ('103', 'IM', 'Isle of Man', 'Isle of Man', 'IMN', '833', 'EU', '107');</text:p>
          </table:table-cell>
        </table:table-row>
        <table:table-row table:style-name="ro1">
          <table:table-cell office:value-type="string" calcext:value-type="string">
            <text:p>INSERT INTO `countries` VALUES ('104', 'IN', 'India', 'Republic of India', 'IND', '356', 'AS', '102');</text:p>
          </table:table-cell>
        </table:table-row>
        <table:table-row table:style-name="ro1">
          <table:table-cell office:value-type="string" calcext:value-type="string">
            <text:p>INSERT INTO `countries` VALUES ('105', 'IO', 'British Indian Ocean Territory', 'British Indian Ocean Territory (Chagos Archipelago)', 'IOT', '086', 'AS', '33');</text:p>
          </table:table-cell>
        </table:table-row>
        <table:table-row table:style-name="ro1">
          <table:table-cell office:value-type="string" calcext:value-type="string">
            <text:p>INSERT INTO `countries` VALUES ('106', 'IQ', 'Iraq', 'Republic of Iraq', 'IRQ', '368', 'AS', '105');</text:p>
          </table:table-cell>
        </table:table-row>
        <table:table-row table:style-name="ro1">
          <table:table-cell office:value-type="string" calcext:value-type="string">
            <text:p>INSERT INTO `countries` VALUES ('107', 'IR', 'Iran', 'Islamic Republic of Iran', 'IRN', '364', 'AS', '104');</text:p>
          </table:table-cell>
        </table:table-row>
        <table:table-row table:style-name="ro1">
          <table:table-cell office:value-type="string" calcext:value-type="string">
            <text:p>INSERT INTO `countries` VALUES ('108', 'IS', 'Iceland', 'Republic of Iceland', 'ISL', '352', 'EU', '101');</text:p>
          </table:table-cell>
        </table:table-row>
        <table:table-row table:style-name="ro1">
          <table:table-cell office:value-type="string" calcext:value-type="string">
            <text:p>INSERT INTO `countries` VALUES ('109', 'IT', 'Italy', 'Italian Republic', 'ITA', '380', 'EU', '109');</text:p>
          </table:table-cell>
        </table:table-row>
        <table:table-row table:style-name="ro1">
          <table:table-cell office:value-type="string" calcext:value-type="string">
            <text:p>INSERT INTO `countries` VALUES ('110', 'JE', 'Jersey', 'Bailiwick of Jersey', 'JEY', '832', 'EU', '112');</text:p>
          </table:table-cell>
        </table:table-row>
        <table:table-row table:style-name="ro1">
          <table:table-cell office:value-type="string" calcext:value-type="string">
            <text:p>INSERT INTO `countries` VALUES ('111', 'JM', 'Jamaica', 'Jamaica', 'JAM', '388', 'NA', '110');</text:p>
          </table:table-cell>
        </table:table-row>
        <table:table-row table:style-name="ro1">
          <table:table-cell office:value-type="string" calcext:value-type="string">
            <text:p>INSERT INTO `countries` VALUES ('112', 'JO', 'Jordan', 'Hashemite Kingdom of Jordan', 'JOR', '400', 'AS', '113');</text:p>
          </table:table-cell>
        </table:table-row>
        <table:table-row table:style-name="ro1">
          <table:table-cell office:value-type="string" calcext:value-type="string">
            <text:p>INSERT INTO `countries` VALUES ('113', 'JP', 'Japan', 'Japan', 'JPN', '392', 'AS', '111');</text:p>
          </table:table-cell>
        </table:table-row>
        <table:table-row table:style-name="ro1">
          <table:table-cell office:value-type="string" calcext:value-type="string">
            <text:p>INSERT INTO `countries` VALUES ('114', 'KE', 'Kenya', 'Republic of Kenya', 'KEN', '404', 'AF', '115');</text:p>
          </table:table-cell>
        </table:table-row>
        <table:table-row table:style-name="ro1">
          <table:table-cell office:value-type="string" calcext:value-type="string">
            <text:p>INSERT INTO `countries` VALUES ('115', 'KG', 'Kyrgyzstan', 'Kyrgyz Republic', 'KGZ', '417', 'AS', '120');</text:p>
          </table:table-cell>
        </table:table-row>
        <table:table-row table:style-name="ro1">
          <table:table-cell office:value-type="string" calcext:value-type="string">
            <text:p>INSERT INTO `countries` VALUES ('116', 'KH', 'Cambodia', 'Kingdom of Cambodia', 'KHM', '116', 'AS', '39');</text:p>
          </table:table-cell>
        </table:table-row>
        <table:table-row table:style-name="ro1">
          <table:table-cell office:value-type="string" calcext:value-type="string">
            <text:p>INSERT INTO `countries` VALUES ('117', 'KI', 'Kiribati', 'Republic of Kiribati', 'KIR', '296', 'OC', '116');</text:p>
          </table:table-cell>
        </table:table-row>
        <table:table-row table:style-name="ro1">
          <table:table-cell office:value-type="string" calcext:value-type="string">
            <text:p>INSERT INTO `countries` VALUES ('118', 'KM', 'Comoros', 'Union of the Comoros', 'COM', '174', 'AF', '50');</text:p>
          </table:table-cell>
        </table:table-row>
        <table:table-row table:style-name="ro1">
          <table:table-cell office:value-type="string" calcext:value-type="string">
            <text:p>INSERT INTO `countries` VALUES ('119', 'KN', 'Saint Kitts and Nevis', 'Federation of Saint Kitts and Nevis', 'KNA', '659', 'NA', '187');</text:p>
          </table:table-cell>
        </table:table-row>
        <table:table-row table:style-name="ro1">
          <table:table-cell office:value-type="string" calcext:value-type="string">
            <text:p>INSERT INTO `countries` VALUES ('120', 'KP', 'Korea, North', 'Democratic People\'s Republic of Korea', 'PRK', '408', 'AS', '117');</text:p>
          </table:table-cell>
        </table:table-row>
        <table:table-row table:style-name="ro1">
          <table:table-cell office:value-type="string" calcext:value-type="string">
            <text:p>INSERT INTO `countries` VALUES ('121', 'KR', 'Korea, South', 'Republic of Korea', 'KOR', '410', 'AS', '118');</text:p>
          </table:table-cell>
        </table:table-row>
        <table:table-row table:style-name="ro1">
          <table:table-cell office:value-type="string" calcext:value-type="string">
            <text:p>INSERT INTO `countries` VALUES ('122', 'KW', 'Kuwait', 'State of Kuwait', 'KWT', '414', 'AS', '119');</text:p>
          </table:table-cell>
        </table:table-row>
        <table:table-row table:style-name="ro1">
          <table:table-cell office:value-type="string" calcext:value-type="string">
            <text:p>INSERT INTO `countries` VALUES ('123', 'KY', 'Cayman Islands', 'Cayman Islands', 'CYM', '136', 'NA', '42');</text:p>
          </table:table-cell>
        </table:table-row>
        <table:table-row table:style-name="ro1">
          <table:table-cell office:value-type="string" calcext:value-type="string">
            <text:p>INSERT INTO `countries` VALUES ('124', 'KZ', 'Kazakhstan', 'Republic of Kazakhstan', 'KAZ', '398', 'AS', '114');</text:p>
          </table:table-cell>
        </table:table-row>
        <table:table-row table:style-name="ro1">
          <table:table-cell office:value-type="string" calcext:value-type="string">
            <text:p>INSERT INTO `countries` VALUES ('125', 'LA', 'Laos', 'Lao People\'s Democratic Republic', 'LAO', '418', 'AS', '121');</text:p>
          </table:table-cell>
        </table:table-row>
        <table:table-row table:style-name="ro1">
          <table:table-cell office:value-type="string" calcext:value-type="string">
            <text:p>INSERT INTO `countries` VALUES ('126', 'LB', 'Lebanon', 'Lebanese Republic', 'LBN', '422', 'AS', '123');</text:p>
          </table:table-cell>
        </table:table-row>
        <table:table-row table:style-name="ro1">
          <table:table-cell office:value-type="string" calcext:value-type="string">
            <text:p>INSERT INTO `countries` VALUES ('127', 'LC', 'Saint Lucia', 'Saint Lucia', 'LCA', '662', 'NA', '188');</text:p>
          </table:table-cell>
        </table:table-row>
        <table:table-row table:style-name="ro1">
          <table:table-cell office:value-type="string" calcext:value-type="string">
            <text:p>INSERT INTO `countries` VALUES ('128', 'LI', 'Liechtenstein', 'Principality of Liechtenstein', 'LIE', '438', 'EU', '127');</text:p>
          </table:table-cell>
        </table:table-row>
        <table:table-row table:style-name="ro1">
          <table:table-cell office:value-type="string" calcext:value-type="string">
            <text:p>INSERT INTO `countries` VALUES ('129', 'LK', 'Sri Lanka', 'Democratic Socialist Republic of Sri Lanka', 'LKA', '144', 'AS', '208');</text:p>
          </table:table-cell>
        </table:table-row>
        <table:table-row table:style-name="ro1">
          <table:table-cell office:value-type="string" calcext:value-type="string">
            <text:p>INSERT INTO `countries` VALUES ('130', 'LR', 'Liberia', 'Republic of Liberia', 'LBR', '430', 'AF', '125');</text:p>
          </table:table-cell>
        </table:table-row>
        <table:table-row table:style-name="ro1">
          <table:table-cell office:value-type="string" calcext:value-type="string">
            <text:p>INSERT INTO `countries` VALUES ('131', 'LS', 'Lesotho', 'Kingdom of Lesotho', 'LSO', '426', 'AF', '124');</text:p>
          </table:table-cell>
        </table:table-row>
        <table:table-row table:style-name="ro1">
          <table:table-cell office:value-type="string" calcext:value-type="string">
            <text:p>INSERT INTO `countries` VALUES ('132', 'LT', 'Lithuania', 'Republic of Lithuania', 'LTU', '440', 'EU', '128');</text:p>
          </table:table-cell>
        </table:table-row>
        <table:table-row table:style-name="ro1">
          <table:table-cell office:value-type="string" calcext:value-type="string">
            <text:p>INSERT INTO `countries` VALUES ('133', 'LU', 'Luxembourg', 'Grand Duchy of Luxembourg', 'LUX', '442', 'EU', '129');</text:p>
          </table:table-cell>
        </table:table-row>
        <table:table-row table:style-name="ro1">
          <table:table-cell office:value-type="string" calcext:value-type="string">
            <text:p>INSERT INTO `countries` VALUES ('134', 'LV', 'Latvia', 'Republic of Latvia', 'LVA', '428', 'EU', '122');</text:p>
          </table:table-cell>
        </table:table-row>
        <table:table-row table:style-name="ro1">
          <table:table-cell office:value-type="string" calcext:value-type="string">
            <text:p>INSERT INTO `countries` VALUES ('135', 'LY', 'Libya', 'Libyan Arab Jamahiriya', 'LBY', '434', 'AF', '126');</text:p>
          </table:table-cell>
        </table:table-row>
        <table:table-row table:style-name="ro1">
          <table:table-cell office:value-type="string" calcext:value-type="string">
            <text:p>INSERT INTO `countries` VALUES ('136', 'MA', 'Morocco', 'Kingdom of Morocco', 'MAR', '504', 'AF', '150');</text:p>
          </table:table-cell>
        </table:table-row>
        <table:table-row table:style-name="ro1">
          <table:table-cell office:value-type="string" calcext:value-type="string">
            <text:p>INSERT INTO `countries` VALUES ('137', 'MC', 'Monaco', 'Principality of Monaco', 'MCO', '492', 'EU', '146');</text:p>
          </table:table-cell>
        </table:table-row>
        <table:table-row table:style-name="ro1">
          <table:table-cell office:value-type="string" calcext:value-type="string">
            <text:p>INSERT INTO `countries` VALUES ('138', 'MD', 'Moldova', 'Republic of Moldova', 'MDA', '498', 'EU', '145');</text:p>
          </table:table-cell>
        </table:table-row>
        <table:table-row table:style-name="ro1">
          <table:table-cell office:value-type="string" calcext:value-type="string">
            <text:p>INSERT INTO `countries` VALUES ('139', 'ME', 'Montenegro', 'Republic of Montenegro', 'MNE', '499', 'EU', '148');</text:p>
          </table:table-cell>
        </table:table-row>
        <table:table-row table:style-name="ro1">
          <table:table-cell office:value-type="string" calcext:value-type="string">
            <text:p>INSERT INTO `countries` VALUES ('140', 'MF', 'Saint Martin (French part)', 'Saint Martin', 'MAF', '663', 'NA', '189');</text:p>
          </table:table-cell>
        </table:table-row>
        <table:table-row table:style-name="ro1">
          <table:table-cell office:value-type="string" calcext:value-type="string">
            <text:p>INSERT INTO `countries` VALUES ('141', 'MG', 'Madagascar', 'Republic of Madagascar', 'MDG', '450', 'AF', '132');</text:p>
          </table:table-cell>
        </table:table-row>
        <table:table-row table:style-name="ro1">
          <table:table-cell office:value-type="string" calcext:value-type="string">
            <text:p>INSERT INTO `countries` VALUES ('142', 'MH', 'Marshall Islands', 'Republic of the Marshall Islands', 'MHL', '584', 'OC', '138');</text:p>
          </table:table-cell>
        </table:table-row>
        <table:table-row table:style-name="ro1">
          <table:table-cell office:value-type="string" calcext:value-type="string">
            <text:p>INSERT INTO `countries` VALUES ('143', 'MK', 'Macedonia', 'Republic of Macedonia', 'MKD', '807', 'EU', '131');</text:p>
          </table:table-cell>
        </table:table-row>
        <table:table-row table:style-name="ro1">
          <table:table-cell office:value-type="string" calcext:value-type="string">
            <text:p>INSERT INTO `countries` VALUES ('144', 'ML', 'Mali', 'Republic of Mali', 'MLI', '466', 'AF', '136');</text:p>
          </table:table-cell>
        </table:table-row>
        <table:table-row table:style-name="ro1">
          <table:table-cell office:value-type="string" calcext:value-type="string">
            <text:p>INSERT INTO `countries` VALUES ('145', 'MM', 'Myanmar', 'Union of Myanmar', 'MMR', '104', 'AS', '152');</text:p>
          </table:table-cell>
        </table:table-row>
        <table:table-row table:style-name="ro1">
          <table:table-cell office:value-type="string" calcext:value-type="string">
            <text:p>INSERT INTO `countries` VALUES ('146', 'MN', 'Mongolia', 'Mongolia', 'MNG', '496', 'AS', '147');</text:p>
          </table:table-cell>
        </table:table-row>
        <table:table-row table:style-name="ro1">
          <table:table-cell office:value-type="string" calcext:value-type="string">
            <text:p>INSERT INTO `countries` VALUES ('147', 'MO', 'Macau', 'Macao Special Administrative Region of China', 'MAC', '446', 'AS', '130');</text:p>
          </table:table-cell>
        </table:table-row>
        <table:table-row table:style-name="ro1">
          <table:table-cell office:value-type="string" calcext:value-type="string">
            <text:p>INSERT INTO `countries` VALUES ('148', 'MP', 'Northern Mariana Islands', 'Commonwealth of the Northern Mariana Islands', 'MNP', '580', 'OC', '165');</text:p>
          </table:table-cell>
        </table:table-row>
        <table:table-row table:style-name="ro1">
          <table:table-cell office:value-type="string" calcext:value-type="string">
            <text:p>INSERT INTO `countries` VALUES ('149', 'MQ', 'Martinique', 'Martinique', 'MTQ', '474', 'NA', '139');</text:p>
          </table:table-cell>
        </table:table-row>
        <table:table-row table:style-name="ro1">
          <table:table-cell office:value-type="string" calcext:value-type="string">
            <text:p>INSERT INTO `countries` VALUES ('150', 'MR', 'Mauritania', 'Islamic Republic of Mauritania', 'MRT', '478', 'AF', '140');</text:p>
          </table:table-cell>
        </table:table-row>
        <table:table-row table:style-name="ro1">
          <table:table-cell office:value-type="string" calcext:value-type="string">
            <text:p>INSERT INTO `countries` VALUES ('151', 'MS', 'Montserrat', 'Montserrat', 'MSR', '500', 'NA', '149');</text:p>
          </table:table-cell>
        </table:table-row>
        <table:table-row table:style-name="ro1">
          <table:table-cell office:value-type="string" calcext:value-type="string">
            <text:p>INSERT INTO `countries` VALUES ('152', 'MT', 'Malta', 'Republic of Malta', 'MLT', '470', 'EU', '137');</text:p>
          </table:table-cell>
        </table:table-row>
        <table:table-row table:style-name="ro1">
          <table:table-cell office:value-type="string" calcext:value-type="string">
            <text:p>INSERT INTO `countries` VALUES ('153', 'MU', 'Mauritius', 'Republic of Mauritius', 'MUS', '480', 'AF', '141');</text:p>
          </table:table-cell>
        </table:table-row>
        <table:table-row table:style-name="ro1">
          <table:table-cell office:value-type="string" calcext:value-type="string">
            <text:p>INSERT INTO `countries` VALUES ('154', 'MV', 'Maldives', 'Republic of Maldives', 'MDV', '462', 'AS', '135');</text:p>
          </table:table-cell>
        </table:table-row>
        <table:table-row table:style-name="ro1">
          <table:table-cell office:value-type="string" calcext:value-type="string">
            <text:p>INSERT INTO `countries` VALUES ('155', 'MW', 'Malawi', 'Republic of Malawi', 'MWI', '454', 'AF', '133');</text:p>
          </table:table-cell>
        </table:table-row>
        <table:table-row table:style-name="ro1">
          <table:table-cell office:value-type="string" calcext:value-type="string">
            <text:p>INSERT INTO `countries` VALUES ('156', 'MX', 'Mexico', 'United Mexican States', 'MEX', '484', 'NA', '143');</text:p>
          </table:table-cell>
        </table:table-row>
        <table:table-row table:style-name="ro1">
          <table:table-cell office:value-type="string" calcext:value-type="string">
            <text:p>INSERT INTO `countries` VALUES ('157', 'MY', 'Malaysia', 'Malaysia', 'MYS', '458', 'AS', '134');</text:p>
          </table:table-cell>
        </table:table-row>
        <table:table-row table:style-name="ro1">
          <table:table-cell office:value-type="string" calcext:value-type="string">
            <text:p>INSERT INTO `countries` VALUES ('158', 'MZ', 'Mozambique', 'Republic of Mozambique', 'MOZ', '508', 'AF', '151');</text:p>
          </table:table-cell>
        </table:table-row>
        <table:table-row table:style-name="ro1">
          <table:table-cell office:value-type="string" calcext:value-type="string">
            <text:p>INSERT INTO `countries` VALUES ('159', 'NA', 'Namibia', 'Republic of Namibia', 'NAM', '516', 'AF', '153');</text:p>
          </table:table-cell>
        </table:table-row>
        <table:table-row table:style-name="ro1">
          <table:table-cell office:value-type="string" calcext:value-type="string">
            <text:p>INSERT INTO `countries` VALUES ('160', 'NC', 'New Caledonia', 'New Caledonia', 'NCL', '540', 'OC', '158');</text:p>
          </table:table-cell>
        </table:table-row>
        <table:table-row table:style-name="ro1">
          <table:table-cell office:value-type="string" calcext:value-type="string">
            <text:p>INSERT INTO `countries` VALUES ('161', 'NE', 'Niger', 'Republic of Niger', 'NER', '562', 'AF', '161');</text:p>
          </table:table-cell>
        </table:table-row>
        <table:table-row table:style-name="ro1">
          <table:table-cell office:value-type="string" calcext:value-type="string">
            <text:p>INSERT INTO `countries` VALUES ('162', 'NF', 'Norfolk Island', 'Norfolk Island', 'NFK', '574', 'OC', '164');</text:p>
          </table:table-cell>
        </table:table-row>
        <table:table-row table:style-name="ro1">
          <table:table-cell office:value-type="string" calcext:value-type="string">
            <text:p>INSERT INTO `countries` VALUES ('163', 'NG', 'Nigeria', 'Federal Republic of Nigeria', 'NGA', '566', 'AF', '162');</text:p>
          </table:table-cell>
        </table:table-row>
        <table:table-row table:style-name="ro1">
          <table:table-cell office:value-type="string" calcext:value-type="string">
            <text:p>INSERT INTO `countries` VALUES ('164', 'NI', 'Nicaragua', 'Republic of Nicaragua', 'NIC', '558', 'NA', '160');</text:p>
          </table:table-cell>
        </table:table-row>
        <table:table-row table:style-name="ro1">
          <table:table-cell office:value-type="string" calcext:value-type="string">
            <text:p>INSERT INTO `countries` VALUES ('165', 'NL', 'Netherlands', 'Kingdom of the Netherlands', 'NLD', '528', 'EU', '156');</text:p>
          </table:table-cell>
        </table:table-row>
        <table:table-row table:style-name="ro1">
          <table:table-cell office:value-type="string" calcext:value-type="string">
            <text:p>INSERT INTO `countries` VALUES ('166', 'NO', 'Norway', 'Kingdom of Norway', 'NOR', '578', 'EU', '166');</text:p>
          </table:table-cell>
        </table:table-row>
        <table:table-row table:style-name="ro1">
          <table:table-cell office:value-type="string" calcext:value-type="string">
            <text:p>INSERT INTO `countries` VALUES ('167', 'NP', 'Nepal', 'State of Nepal', 'NPL', '524', 'AS', '155');</text:p>
          </table:table-cell>
        </table:table-row>
        <table:table-row table:style-name="ro1">
          <table:table-cell office:value-type="string" calcext:value-type="string">
            <text:p>INSERT INTO `countries` VALUES ('168', 'NR', 'Nauru', 'Republic of Nauru', 'NRU', '520', 'OC', '154');</text:p>
          </table:table-cell>
        </table:table-row>
        <table:table-row table:style-name="ro1">
          <table:table-cell office:value-type="string" calcext:value-type="string">
            <text:p>INSERT INTO `countries` VALUES ('169', 'NU', 'Niue', 'Niue', 'NIU', '570', 'OC', '163');</text:p>
          </table:table-cell>
        </table:table-row>
        <table:table-row table:style-name="ro1">
          <table:table-cell office:value-type="string" calcext:value-type="string">
            <text:p>INSERT INTO `countries` VALUES ('170', 'NZ', 'New Zealand', 'New Zealand', 'NZL', '554', 'OC', '159');</text:p>
          </table:table-cell>
        </table:table-row>
        <table:table-row table:style-name="ro1">
          <table:table-cell office:value-type="string" calcext:value-type="string">
            <text:p>INSERT INTO `countries` VALUES ('171', 'OM', 'Oman', 'Sultanate of Oman', 'OMN', '512', 'AS', '167');</text:p>
          </table:table-cell>
        </table:table-row>
        <table:table-row table:style-name="ro1">
          <table:table-cell office:value-type="string" calcext:value-type="string">
            <text:p>INSERT INTO `countries` VALUES ('172', 'PA', 'Panama', 'Republic of Panama', 'PAN', '591', 'NA', '171');</text:p>
          </table:table-cell>
        </table:table-row>
        <table:table-row table:style-name="ro1">
          <table:table-cell office:value-type="string" calcext:value-type="string">
            <text:p>INSERT INTO `countries` VALUES ('173', 'PE', 'Peru', 'Republic of Peru', 'PER', '604', 'SA', '174');</text:p>
          </table:table-cell>
        </table:table-row>
        <table:table-row table:style-name="ro1">
          <table:table-cell office:value-type="string" calcext:value-type="string">
            <text:p>INSERT INTO `countries` VALUES ('174', 'PF', 'French Polynesia', 'French Polynesia', 'PYF', '258', 'OC', '77');</text:p>
          </table:table-cell>
        </table:table-row>
        <table:table-row table:style-name="ro1">
          <table:table-cell office:value-type="string" calcext:value-type="string">
            <text:p>INSERT INTO `countries` VALUES ('175', 'PG', 'Papua New Guinea', 'Independent State of Papua New Guinea', 'PNG', '598', 'OC', '172');</text:p>
          </table:table-cell>
        </table:table-row>
        <table:table-row table:style-name="ro1">
          <table:table-cell office:value-type="string" calcext:value-type="string">
            <text:p>INSERT INTO `countries` VALUES ('176', 'PH', 'Philippines', 'Republic of the Philippines', 'PHL', '608', 'AS', '175');</text:p>
          </table:table-cell>
        </table:table-row>
        <table:table-row table:style-name="ro1">
          <table:table-cell office:value-type="string" calcext:value-type="string">
            <text:p>INSERT INTO `countries` VALUES ('177', 'PK', 'Pakistan', 'Islamic Republic of Pakistan', 'PAK', '586', 'AS', '168');</text:p>
          </table:table-cell>
        </table:table-row>
        <table:table-row table:style-name="ro1">
          <table:table-cell office:value-type="string" calcext:value-type="string">
            <text:p>INSERT INTO `countries` VALUES ('178', 'PL', 'Poland', 'Republic of Poland', 'POL', '616', 'EU', '177');</text:p>
          </table:table-cell>
        </table:table-row>
        <table:table-row table:style-name="ro1">
          <table:table-cell office:value-type="string" calcext:value-type="string">
            <text:p>INSERT INTO `countries` VALUES ('179', 'PM', 'Saint Pierre and Miquelon', 'Saint Pierre and Miquelon', 'SPM', '666', 'NA', '190');</text:p>
          </table:table-cell>
        </table:table-row>
        <table:table-row table:style-name="ro1">
          <table:table-cell office:value-type="string" calcext:value-type="string">
            <text:p>INSERT INTO `countries` VALUES ('180', 'PN', 'Pitcairn', 'Pitcairn Islands', 'PCN', '612', 'OC', '176');</text:p>
          </table:table-cell>
        </table:table-row>
        <table:table-row table:style-name="ro1">
          <table:table-cell office:value-type="string" calcext:value-type="string">
            <text:p>INSERT INTO `countries` VALUES ('181', 'PR', 'Puerto Rico', 'Commonwealth of Puerto Rico', 'PRI', '630', 'NA', '179');</text:p>
          </table:table-cell>
        </table:table-row>
        <table:table-row table:style-name="ro1">
          <table:table-cell office:value-type="string" calcext:value-type="string">
            <text:p>INSERT INTO `countries` VALUES ('182', 'PS', 'Palestine', 'Occupied Palestinian Territory', 'PSE', '275', 'AS', '170');</text:p>
          </table:table-cell>
        </table:table-row>
        <table:table-row table:style-name="ro1">
          <table:table-cell office:value-type="string" calcext:value-type="string">
            <text:p>INSERT INTO `countries` VALUES ('183', 'PT', 'Portugal', 'Portuguese Republic', 'PRT', '620', 'EU', '178');</text:p>
          </table:table-cell>
        </table:table-row>
        <table:table-row table:style-name="ro1">
          <table:table-cell office:value-type="string" calcext:value-type="string">
            <text:p>INSERT INTO `countries` VALUES ('184', 'PW', 'Palau', 'Republic of Palau', 'PLW', '585', 'OC', '169');</text:p>
          </table:table-cell>
        </table:table-row>
        <table:table-row table:style-name="ro1">
          <table:table-cell office:value-type="string" calcext:value-type="string">
            <text:p>INSERT INTO `countries` VALUES ('185', 'PY', 'Paraguay', 'Republic of Paraguay', 'PRY', '600', 'SA', '173');</text:p>
          </table:table-cell>
        </table:table-row>
        <table:table-row table:style-name="ro1">
          <table:table-cell office:value-type="string" calcext:value-type="string">
            <text:p>INSERT INTO `countries` VALUES ('186', 'QA', 'Qatar', 'State of Qatar', 'QAT', '634', 'AS', '180');</text:p>
          </table:table-cell>
        </table:table-row>
        <table:table-row table:style-name="ro1">
          <table:table-cell office:value-type="string" calcext:value-type="string">
            <text:p>INSERT INTO `countries` VALUES ('187', 'RE', 'Reunion', 'Reunion', 'REU', '638', 'AF', '181');</text:p>
          </table:table-cell>
        </table:table-row>
        <table:table-row table:style-name="ro1">
          <table:table-cell office:value-type="string" calcext:value-type="string">
            <text:p>INSERT INTO `countries` VALUES ('188', 'RO', 'Romania', 'Romania', 'ROU', '642', 'EU', '182');</text:p>
          </table:table-cell>
        </table:table-row>
        <table:table-row table:style-name="ro1">
          <table:table-cell office:value-type="string" calcext:value-type="string">
            <text:p>INSERT INTO `countries` VALUES ('189', 'RS', 'Serbia', 'Republic of Serbia', 'SRB', '688', 'EU', '197');</text:p>
          </table:table-cell>
        </table:table-row>
        <table:table-row table:style-name="ro1">
          <table:table-cell office:value-type="string" calcext:value-type="string">
            <text:p>INSERT INTO `countries` VALUES ('190', 'RU', 'Russian Federation', 'Russian Federation', 'RUS', '643', 'EU', '183');</text:p>
          </table:table-cell>
        </table:table-row>
        <table:table-row table:style-name="ro1">
          <table:table-cell office:value-type="string" calcext:value-type="string">
            <text:p>INSERT INTO `countries` VALUES ('191', 'RW', 'Rwanda', 'Republic of Rwanda', 'RWA', '646', 'AF', '184');</text:p>
          </table:table-cell>
        </table:table-row>
        <table:table-row table:style-name="ro1">
          <table:table-cell office:value-type="string" calcext:value-type="string">
            <text:p>INSERT INTO `countries` VALUES ('192', 'SA', 'Saudi Arabia', 'Kingdom of Saudi Arabia', 'SAU', '682', 'AS', '195');</text:p>
          </table:table-cell>
        </table:table-row>
        <table:table-row table:style-name="ro1">
          <table:table-cell office:value-type="string" calcext:value-type="string">
            <text:p>INSERT INTO `countries` VALUES ('193', 'SB', 'Solomon Islands', 'Solomon Islands', 'SLB', '090', 'OC', '203');</text:p>
          </table:table-cell>
        </table:table-row>
        <table:table-row table:style-name="ro1">
          <table:table-cell office:value-type="string" calcext:value-type="string">
            <text:p>INSERT INTO `countries` VALUES ('194', 'SC', 'Seychelles', 'Republic of Seychelles', 'SYC', '690', 'AF', '198');</text:p>
          </table:table-cell>
        </table:table-row>
        <table:table-row table:style-name="ro1">
          <table:table-cell office:value-type="string" calcext:value-type="string">
            <text:p>INSERT INTO `countries` VALUES ('195', 'SD', 'Sudan', 'Republic of Sudan', 'SDN', '736', 'AF', '209');</text:p>
          </table:table-cell>
        </table:table-row>
        <table:table-row table:style-name="ro1">
          <table:table-cell office:value-type="string" calcext:value-type="string">
            <text:p>INSERT INTO `countries` VALUES ('196', 'SE', 'Sweden', 'Kingdom of Sweden', 'SWE', '752', 'EU', '213');</text:p>
          </table:table-cell>
        </table:table-row>
        <table:table-row table:style-name="ro1">
          <table:table-cell office:value-type="string" calcext:value-type="string">
            <text:p>INSERT INTO `countries` VALUES ('197', 'SG', 'Singapore', 'Republic of Singapore', 'SGP', '702', 'AS', '200');</text:p>
          </table:table-cell>
        </table:table-row>
        <table:table-row table:style-name="ro1">
          <table:table-cell office:value-type="string" calcext:value-type="string">
            <text:p>INSERT INTO `countries` VALUES ('198', 'SH', 'Saint Helena', 'Saint Helena', 'SHN', '654', 'AF', '186');</text:p>
          </table:table-cell>
        </table:table-row>
        <table:table-row table:style-name="ro1">
          <table:table-cell office:value-type="string" calcext:value-type="string">
            <text:p>INSERT INTO `countries` VALUES ('199', 'SI', 'Slovenia', 'Republic of Slovenia', 'SVN', '705', 'EU', '202');</text:p>
          </table:table-cell>
        </table:table-row>
        <table:table-row table:style-name="ro1">
          <table:table-cell office:value-type="string" calcext:value-type="string">
            <text:p>INSERT INTO `countries` VALUES ('200', 'SJ', 'Svalbard and Jan Mayen Islands', 'Svalbard &amp; Jan Mayen Islands', 'SJM', '744', 'EU', '211');</text:p>
          </table:table-cell>
        </table:table-row>
        <table:table-row table:style-name="ro1">
          <table:table-cell office:value-type="string" calcext:value-type="string">
            <text:p>INSERT INTO `countries` VALUES ('201', 'SK', 'Slovakia', 'Slovakia (Slovak Republic)', 'SVK', '703', 'EU', '201');</text:p>
          </table:table-cell>
        </table:table-row>
        <table:table-row table:style-name="ro1">
          <table:table-cell office:value-type="string" calcext:value-type="string">
            <text:p>INSERT INTO `countries` VALUES ('202', 'SL', 'Sierra Leone', 'Republic of Sierra Leone', 'SLE', '694', 'AF', '199');</text:p>
          </table:table-cell>
        </table:table-row>
        <table:table-row table:style-name="ro1">
          <table:table-cell office:value-type="string" calcext:value-type="string">
            <text:p>INSERT INTO `countries` VALUES ('203', 'SM', 'San Marino', 'Republic of San Marino', 'SMR', '674', 'EU', '193');</text:p>
          </table:table-cell>
        </table:table-row>
        <table:table-row table:style-name="ro1">
          <table:table-cell office:value-type="string" calcext:value-type="string">
            <text:p>INSERT INTO `countries` VALUES ('204', 'SN', 'Senegal', 'Republic of Senegal', 'SEN', '686', 'AF', '196');</text:p>
          </table:table-cell>
        </table:table-row>
        <table:table-row table:style-name="ro1">
          <table:table-cell office:value-type="string" calcext:value-type="string">
            <text:p>INSERT INTO `countries` VALUES ('205', 'SO', 'Somalia', 'Somali Republic', 'SOM', '706', 'AF', '204');</text:p>
          </table:table-cell>
        </table:table-row>
        <table:table-row table:style-name="ro1">
          <table:table-cell office:value-type="string" calcext:value-type="string">
            <text:p>INSERT INTO `countries` VALUES ('206', 'SR', 'Suriname', 'Republic of Suriname', 'SUR', '740', 'SA', '210');</text:p>
          </table:table-cell>
        </table:table-row>
        <table:table-row table:style-name="ro1">
          <table:table-cell office:value-type="string" calcext:value-type="string">
            <text:p>INSERT INTO `countries` VALUES ('207', 'ST', 'Sao Tome and Principe', 'Democratic Republic of Sao Tome and Principe', 'STP', '678', 'AF', '194');</text:p>
          </table:table-cell>
        </table:table-row>
        <table:table-row table:style-name="ro1">
          <table:table-cell office:value-type="string" calcext:value-type="string">
            <text:p>INSERT INTO `countries` VALUES ('208', 'SV', 'El Salvador', 'Republic of El Salvador', 'SLV', '222', 'NA', '66');</text:p>
          </table:table-cell>
        </table:table-row>
        <table:table-row table:style-name="ro1">
          <table:table-cell office:value-type="string" calcext:value-type="string">
            <text:p>INSERT INTO `countries` VALUES ('209', 'SY', 'Syria', 'Syrian Arab Republic', 'SYR', '760', 'AS', '215');</text:p>
          </table:table-cell>
        </table:table-row>
        <table:table-row table:style-name="ro1">
          <table:table-cell office:value-type="string" calcext:value-type="string">
            <text:p>INSERT INTO `countries` VALUES ('210', 'SZ', 'Swaziland', 'Kingdom of Swaziland', 'SWZ', '748', 'AF', '212');</text:p>
          </table:table-cell>
        </table:table-row>
        <table:table-row table:style-name="ro1">
          <table:table-cell office:value-type="string" calcext:value-type="string">
            <text:p>INSERT INTO `countries` VALUES ('211', 'TC', 'Turks and Caicos Islands', 'Turks and Caicos Islands', 'TCA', '796', 'NA', '228');</text:p>
          </table:table-cell>
        </table:table-row>
        <table:table-row table:style-name="ro1">
          <table:table-cell office:value-type="string" calcext:value-type="string">
            <text:p>INSERT INTO `countries` VALUES ('212', 'TD', 'Chad', 'Republic of Chad', 'TCD', '148', 'AF', '44');</text:p>
          </table:table-cell>
        </table:table-row>
        <table:table-row table:style-name="ro1">
          <table:table-cell office:value-type="string" calcext:value-type="string">
            <text:p>INSERT INTO `countries` VALUES ('213', 'TF', 'French Southern Lands', 'French Southern Territories', 'ATF', '260', 'AN', '78');</text:p>
          </table:table-cell>
        </table:table-row>
        <table:table-row table:style-name="ro1">
          <table:table-cell office:value-type="string" calcext:value-type="string">
            <text:p>INSERT INTO `countries` VALUES ('214', 'TG', 'Togo', 'Togolese Republic', 'TGO', '768', 'AF', '221');</text:p>
          </table:table-cell>
        </table:table-row>
        <table:table-row table:style-name="ro1">
          <table:table-cell office:value-type="string" calcext:value-type="string">
            <text:p>INSERT INTO `countries` VALUES ('215', 'TH', 'Thailand', 'Kingdom of Thailand', 'THA', '764', 'AS', '219');</text:p>
          </table:table-cell>
        </table:table-row>
        <table:table-row table:style-name="ro1">
          <table:table-cell office:value-type="string" calcext:value-type="string">
            <text:p>INSERT INTO `countries` VALUES ('216', 'TJ', 'Tajikistan', 'Republic of Tajikistan', 'TJK', '762', 'AS', '217');</text:p>
          </table:table-cell>
        </table:table-row>
        <table:table-row table:style-name="ro1">
          <table:table-cell office:value-type="string" calcext:value-type="string">
            <text:p>INSERT INTO `countries` VALUES ('217', 'TK', 'Tokelau', 'Tokelau', 'TKL', '772', 'OC', '222');</text:p>
          </table:table-cell>
        </table:table-row>
        <table:table-row table:style-name="ro1">
          <table:table-cell office:value-type="string" calcext:value-type="string">
            <text:p>INSERT INTO `countries` VALUES ('218', 'TL', 'Timor-Leste', 'Democratic Republic of Timor-Leste', 'TLS', '626', 'AS', '220');</text:p>
          </table:table-cell>
        </table:table-row>
        <table:table-row table:style-name="ro1">
          <table:table-cell office:value-type="string" calcext:value-type="string">
            <text:p>INSERT INTO `countries` VALUES ('219', 'TM', 'Turkmenistan', 'Turkmenistan', 'TKM', '795', 'AS', '227');</text:p>
          </table:table-cell>
        </table:table-row>
        <table:table-row table:style-name="ro1">
          <table:table-cell office:value-type="string" calcext:value-type="string">
            <text:p>INSERT INTO `countries` VALUES ('220', 'TN', 'Tunisia', 'Tunisian Republic', 'TUN', '788', 'AF', '225');</text:p>
          </table:table-cell>
        </table:table-row>
        <table:table-row table:style-name="ro1">
          <table:table-cell office:value-type="string" calcext:value-type="string">
            <text:p>INSERT INTO `countries` VALUES ('221', 'TO', 'Tonga', 'Kingdom of Tonga', 'TON', '776', 'OC', '223');</text:p>
          </table:table-cell>
        </table:table-row>
        <table:table-row table:style-name="ro1">
          <table:table-cell office:value-type="string" calcext:value-type="string">
            <text:p>INSERT INTO `countries` VALUES ('222', 'TR', 'Turkey', 'Republic of Turkey', 'TUR', '792', 'AS', '226');</text:p>
          </table:table-cell>
        </table:table-row>
        <table:table-row table:style-name="ro1">
          <table:table-cell office:value-type="string" calcext:value-type="string">
            <text:p>INSERT INTO `countries` VALUES ('223', 'TT', 'Trinidad and Tobago', 'Republic of Trinidad and Tobago', 'TTO', '780', 'NA', '224');</text:p>
          </table:table-cell>
        </table:table-row>
        <table:table-row table:style-name="ro1">
          <table:table-cell office:value-type="string" calcext:value-type="string">
            <text:p>INSERT INTO `countries` VALUES ('224', 'TV', 'Tuvalu', 'Tuvalu', 'TUV', '798', 'OC', '229');</text:p>
          </table:table-cell>
        </table:table-row>
        <table:table-row table:style-name="ro1">
          <table:table-cell office:value-type="string" calcext:value-type="string">
            <text:p>INSERT INTO `countries` VALUES ('225', 'TW', 'Taiwan', 'Taiwan', 'TWN', '158', 'AS', '216');</text:p>
          </table:table-cell>
        </table:table-row>
        <table:table-row table:style-name="ro1">
          <table:table-cell office:value-type="string" calcext:value-type="string">
            <text:p>INSERT INTO `countries` VALUES ('226', 'TZ', 'Tanzania', 'United Republic of Tanzania', 'TZA', '834', 'AF', '218');</text:p>
          </table:table-cell>
        </table:table-row>
        <table:table-row table:style-name="ro1">
          <table:table-cell office:value-type="string" calcext:value-type="string">
            <text:p>INSERT INTO `countries` VALUES ('227', 'UA', 'Ukraine', 'Ukraine', 'UKR', '804', 'EU', '231');</text:p>
          </table:table-cell>
        </table:table-row>
        <table:table-row table:style-name="ro1">
          <table:table-cell office:value-type="string" calcext:value-type="string">
            <text:p>INSERT INTO `countries` VALUES ('228', 'UG', 'Uganda', 'Republic of Uganda', 'UGA', '800', 'AF', '230');</text:p>
          </table:table-cell>
        </table:table-row>
        <table:table-row table:style-name="ro1">
          <table:table-cell office:value-type="string" calcext:value-type="string">
            <text:p>INSERT INTO `countries` VALUES ('229', 'UM', 'United States Minor Outlying Islands', 'United States Minor Outlying Islands', 'UMI', '581', 'OC', '234');</text:p>
          </table:table-cell>
        </table:table-row>
        <table:table-row table:style-name="ro1">
          <table:table-cell office:value-type="string" calcext:value-type="string">
            <text:p>INSERT INTO `countries` VALUES ('230', 'US', 'United States of America', 'United States of America', 'USA', '840', 'NA', '1');</text:p>
          </table:table-cell>
        </table:table-row>
        <table:table-row table:style-name="ro1">
          <table:table-cell office:value-type="string" calcext:value-type="string">
            <text:p>INSERT INTO `countries` VALUES ('231', 'UY', 'Uruguay', 'Eastern Republic of Uruguay', 'URY', '858', 'SA', '236');</text:p>
          </table:table-cell>
        </table:table-row>
        <table:table-row table:style-name="ro1">
          <table:table-cell office:value-type="string" calcext:value-type="string">
            <text:p>INSERT INTO `countries` VALUES ('232', 'UZ', 'Uzbekistan', 'Republic of Uzbekistan', 'UZB', '860', 'AS', '237');</text:p>
          </table:table-cell>
        </table:table-row>
        <table:table-row table:style-name="ro1">
          <table:table-cell office:value-type="string" calcext:value-type="string">
            <text:p>INSERT INTO `countries` VALUES ('233', 'VA', 'Vatican City', 'Holy See (Vatican City State)', 'VAT', '336', 'EU', '97');</text:p>
          </table:table-cell>
        </table:table-row>
        <table:table-row table:style-name="ro1">
          <table:table-cell office:value-type="string" calcext:value-type="string">
            <text:p>INSERT INTO `countries` VALUES ('234', 'VC', 'Saint Vincent and the Grenadines', 'Saint Vincent and the Grenadines', 'VCT', '670', 'NA', '191');</text:p>
          </table:table-cell>
        </table:table-row>
        <table:table-row table:style-name="ro1">
          <table:table-cell office:value-type="string" calcext:value-type="string">
            <text:p>INSERT INTO `countries` VALUES ('235', 'VE', 'Venezuela', 'Bolivarian Republic of Venezuela', 'VEN', '862', 'SA', '239');</text:p>
          </table:table-cell>
        </table:table-row>
        <table:table-row table:style-name="ro1">
          <table:table-cell office:value-type="string" calcext:value-type="string">
            <text:p>INSERT INTO `countries` VALUES ('236', 'VG', 'Virgin Islands, British', 'British Virgin Islands', 'VGB', '092', 'NA', '34');</text:p>
          </table:table-cell>
        </table:table-row>
        <table:table-row table:style-name="ro1">
          <table:table-cell office:value-type="string" calcext:value-type="string">
            <text:p>INSERT INTO `countries` VALUES ('237', 'VI', 'Virgin Islands, U.S.', 'United States Virgin Islands', 'VIR', '850', 'NA', '235');</text:p>
          </table:table-cell>
        </table:table-row>
        <table:table-row table:style-name="ro1">
          <table:table-cell office:value-type="string" calcext:value-type="string">
            <text:p>INSERT INTO `countries` VALUES ('238', 'VN', 'Vietnam', 'Socialist Republic of Vietnam', 'VNM', '704', 'AS', '240');</text:p>
          </table:table-cell>
        </table:table-row>
        <table:table-row table:style-name="ro1">
          <table:table-cell office:value-type="string" calcext:value-type="string">
            <text:p>INSERT INTO `countries` VALUES ('239', 'VU', 'Vanuatu', 'Republic of Vanuatu', 'VUT', '548', 'OC', '238');</text:p>
          </table:table-cell>
        </table:table-row>
        <table:table-row table:style-name="ro1">
          <table:table-cell office:value-type="string" calcext:value-type="string">
            <text:p>INSERT INTO `countries` VALUES ('240', 'WF', 'Wallis and Futuna Islands', 'Wallis and Futuna', 'WLF', '876', 'OC', '241');</text:p>
          </table:table-cell>
        </table:table-row>
        <table:table-row table:style-name="ro1">
          <table:table-cell office:value-type="string" calcext:value-type="string">
            <text:p>INSERT INTO `countries` VALUES ('241', 'WS', 'Samoa', 'Independent State of Samoa', 'WSM', '882', 'OC', '192');</text:p>
          </table:table-cell>
        </table:table-row>
        <table:table-row table:style-name="ro1">
          <table:table-cell office:value-type="string" calcext:value-type="string">
            <text:p>INSERT INTO `countries` VALUES ('242', 'YE', 'Yemen', 'Yemen', 'YEM', '887', 'AS', '243');</text:p>
          </table:table-cell>
        </table:table-row>
        <table:table-row table:style-name="ro1">
          <table:table-cell office:value-type="string" calcext:value-type="string">
            <text:p>INSERT INTO `countries` VALUES ('243', 'YT', 'Mayotte', 'Mayotte', 'MYT', '175', 'AF', '142');</text:p>
          </table:table-cell>
        </table:table-row>
        <table:table-row table:style-name="ro1">
          <table:table-cell office:value-type="string" calcext:value-type="string">
            <text:p>INSERT INTO `countries` VALUES ('244', 'ZA', 'South Africa', 'Republic of South Africa', 'ZAF', '710', 'AF', '205');</text:p>
          </table:table-cell>
        </table:table-row>
        <table:table-row table:style-name="ro1">
          <table:table-cell office:value-type="string" calcext:value-type="string">
            <text:p>INSERT INTO `countries` VALUES ('245', 'ZM', 'Zambia', 'Republic of Zambia', 'ZMB', '894', 'AF', '244');</text:p>
          </table:table-cell>
        </table:table-row>
        <table:table-row table:style-name="ro1">
          <table:table-cell office:value-type="string" calcext:value-type="string">
            <text:p>INSERT INTO `countries` VALUES ('246', 'ZW', 'Zimbabwe', 'Republic of Zimbabwe', 'ZWE', '716', 'AF', '245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3T21:34:19.907012749</meta:creation-date>
    <dc:date>2023-03-23T21:36:00.408528947</dc:date>
    <meta:editing-duration>PT1M41S</meta:editing-duration>
    <meta:editing-cycles>1</meta:editing-cycles>
    <meta:document-statistic meta:table-count="1" meta:cell-count="291" meta:object-count="0"/>
    <meta:generator>LibreOffice/6.4.7.2$Linux_X86_64 LibreOffice_project/40$Build-2</meta:generator>
  </office:meta>
</office:document-meta>
</file>